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880000029B3D79E216AF211BF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3.75cm" fo:min-width="13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6cm" svg:height="13.999cm" svg:x="0.25cm" svg:y="0.001cm">
          <draw:image xlink:href="Pictures/10000001000002880000029B3D79E216AF211BF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3:19.921717100</meta:creation-date>
    <dc:date>2023-03-16T11:59:00.425975153</dc:date>
    <meta:editing-duration>PT8M23S</meta:editing-duration>
    <meta:editing-cycles>2</meta:editing-cycles>
    <meta:generator>LibreOffice/7.5.1.2$MacOSX_X86_64 LibreOffice_project/fcbaee479e84c6cd81291587d2ee68cba099e129</meta:generator>
    <meta:document-statistic meta:object-count="2"/>
  </office:meta>
</office:document-meta>
</file>